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9000001AECF07D6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403cm" fo:margin-left="0cm" fo:margin-right="0cm" table:align="margins"/>
    </style:style>
    <style:style style:name="Table1.A" style:family="table-column">
      <style:table-column-properties style:column-width="4.466cm" style:rel-column-width="16818*"/>
    </style:style>
    <style:style style:name="Table1.B" style:family="table-column">
      <style:table-column-properties style:column-width="12.936cm" style:rel-column-width="4871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-left="none" fo:border-right="0.018cm solid #3095b4" fo:border-top="none" fo:border-bottom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Table1.A2" style:family="table-cell">
      <style:table-cell-properties fo:padding="0.4cm" fo:border-left="none" fo:border-right="0.018cm solid #3095b4" fo:border-top="none" fo:border-bottom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Heading_20_1"/>
    <style:style style:name="P4" style:family="paragraph" style:parent-style-name="Heading_20_1">
      <style:text-properties fo:language="nb" fo:country="NO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Footer">
      <style:paragraph-properties fo:margin-left="0cm" fo:margin-right="0cm" fo:text-align="start" style:justify-single-word="false" fo:text-indent="0cm" style:auto-text-indent="false">
        <style:tab-stops>
          <style:tab-stop style:position="8.717cm" style:type="center"/>
          <style:tab-stop style:position="21.001cm" style:type="right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97021072" text:id="ct97021072">
          <text:insertion>
            <office:change-info>
              <dc:creator>Unknown Author</dc:creator>
              <dc:date>2013-12-03T10:18:00</dc:date>
            </office:change-info>
          </text:insertion>
        </text:changed-region>
        <text:changed-region xml:id="ct225153968" text:id="ct225153968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25154176" text:id="ct225154176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25154280" text:id="ct225154280">
          <text:insertion>
            <office:change-info>
              <dc:creator>Unknown Author</dc:creator>
              <dc:date>2013-03-01T09:07:00</dc:date>
            </office:change-info>
          </text:insertion>
        </text:changed-region>
        <text:changed-region xml:id="ct225154384" text:id="ct225154384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25154488" text:id="ct225154488">
          <text:insertion>
            <office:change-info>
              <dc:creator>Unknown Author</dc:creator>
              <dc:date>2013-03-06T10:27:00</dc:date>
            </office:change-info>
          </text:insertion>
        </text:changed-region>
        <text:changed-region xml:id="ct225154592" text:id="ct225154592">
          <text:insertion>
            <office:change-info>
              <dc:creator>Unknown Author</dc:creator>
              <dc:date>2013-03-05T12:36:00</dc:date>
            </office:change-info>
          </text:insertion>
        </text:changed-region>
        <text:changed-region xml:id="ct225367856" text:id="ct225367856">
          <text:insertion>
            <office:change-info>
              <dc:creator>Unknown Author</dc:creator>
              <dc:date>2013-03-05T14:52:00</dc:date>
            </office:change-info>
          </text:insertion>
        </text:changed-region>
        <text:changed-region xml:id="ct225367960" text:id="ct225367960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225368064" text:id="ct225368064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25368168" text:id="ct225368168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225368272" text:id="ct225368272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25368376" text:id="ct225368376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225368480" text:id="ct225368480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25367648" text:id="ct225367648">
          <text:insertion>
            <office:change-info>
              <dc:creator>Unknown Author</dc:creator>
              <dc:date>2013-03-06T10:55:00</dc:date>
            </office:change-info>
          </text:insertion>
        </text:changed-region>
        <text:changed-region xml:id="ct225368792" text:id="ct225368792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25368896" text:id="ct225368896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225369000" text:id="ct225369000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25369104" text:id="ct225369104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225369208" text:id="ct225369208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25368584" text:id="ct225368584">
          <text:insertion>
            <office:change-info>
              <dc:creator>Unknown Author</dc:creator>
              <dc:date>2013-05-08T17:10:00</dc:date>
            </office:change-info>
          </text:insertion>
        </text:changed-region>
        <text:changed-region xml:id="ct225369520" text:id="ct225369520">
          <text:insertion>
            <office:change-info>
              <dc:creator>Unknown Author</dc:creator>
              <dc:date>2013-05-08T17:14:00</dc:date>
            </office:change-info>
          </text:insertion>
        </text:changed-region>
        <text:changed-region xml:id="ct225369624" text:id="ct225369624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225369728" text:id="ct225369728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25369832" text:id="ct225369832">
          <text:insertion>
            <office:change-info>
              <dc:creator>Unknown Author</dc:creator>
              <dc:date>2013-12-03T10:53:00</dc:date>
            </office:change-info>
          </text:insertion>
        </text:changed-region>
        <text:changed-region xml:id="ct225369936" text:id="ct225369936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25369312" text:id="ct225369312">
          <text:insertion>
            <office:change-info>
              <dc:creator>Unknown Author</dc:creator>
              <dc:date>2014-03-18T15:16:00</dc:date>
            </office:change-info>
          </text:insertion>
        </text:changed-region>
        <text:changed-region xml:id="ct225370248" text:id="ct225370248">
          <text:insertion>
            <office:change-info>
              <dc:creator>Unknown Author</dc:creator>
              <dc:date>2013-06-18T16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change-start text:change-id="ct97021072"/>l['cvheading']<text:change-end text:change-id="ct97021072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.94</dc:date><text:p text:style-name="P7"><text:span text:style-name="T3">do title</text:span></text:p><text:p text:style-name="P7"><text:span text:style-name="T3">from document(content=img, format='jpg')</text:span></text:p></office:annotation></text:h>
          </table:table-cell>
          <table:table-cell table:style-name="Table1.B1" office:value-type="string">
            <text:h text:style-name="Heading_20_2" text:outline-level="2"><text:change-start text:change-id="ct225153968"/>p.name<text:change-end text:change-id="ct225153968"/> </text:h>
            <text:p text:style-name="P1"><text:change-start text:change-id="ct225154176"/>c.title<text:change-end text:change-id="ct225154176"/></text:p>
            <text:p text:style-name="P1"><office:annotation><dc:creator>Unknown Author</dc:creator><dc:date>2014-02-04T14:56:10.95</dc:date><text:p text:style-name="P7"><text:span text:style-name="T4">do text</text:span></text:p><text:p text:style-name="P7"><text:span text:style-name="T4">from infoline</text:span></text:p></office:annotation>placeholder for infotext</text:p>
          </table:table-cell>
        </table:table-row>
        <table:table-row table:style-name="Table1.1">
          <table:table-cell table:style-name="Table1.A2" office:value-type="string">
            <text:h text:style-name="Heading_20_4" text:outline-level="4"/>
          </table:table-cell>
          <table:table-cell table:style-name="Table1.B1" office:value-type="string">
            <text:p text:style-name="P2"><text:change-start text:change-id="ct225154280"/>l['profile']<text:change-end text:change-id="ct225154280"/></text:p>
            <text:p text:style-name="P1"><office:annotation><dc:creator>Unknown Author</dc:creator><dc:date>2012-08-07T11:43:32.95</dc:date><text:p text:style-name="P7"><text:span text:style-name="T4">do text</text:span></text:p><text:p text:style-name="P7"><text:span text:style-name="T4">from xhtml(c.profile)</text:span></text:p></office:annotation>placeholder for profile</text:p>
          </table:table-cell>
        </table:table-row>
        <table:table-row table:style-name="Table1.1">
          <table:table-cell table:style-name="Table1.A2" office:value-type="string">
            <text:h text:style-name="Heading_20_4" text:outline-level="4"><text:change-start text:change-id="ct225154384"/><office:annotation><dc:creator>Unknown Author</dc:creator><dc:date>2012-08-06T14:48:57.96</dc:date><text:p text:style-name="P7"><text:span text:style-name="T4">do row for te in t</text:span></text:p></office:annotation><text:change-end text:change-id="ct225154384"/></text:h>
          </table:table-cell>
          <table:table-cell table:style-name="Table1.B1" office:value-type="string">
            <text:p text:style-name="P2"><text:change-start text:change-id="ct225154488"/>te.title<text:change-end text:change-id="ct225154488"/></text:p>
            <text:p text:style-name="P1"><office:annotation><dc:creator>Unknown Author</dc:creator><dc:date>2013-06-20T15:13:17.96</dc:date><text:p text:style-name="P7"><text:span text:style-name="T4">do text</text:span></text:p><text:p text:style-name="P7"><text:span text:style-name="T4">from xhtml(te.data)</text:span></text:p></office:annotation>Placeholder for competencetext</text:p>
          </table:table-cell>
        </table:table-row>
      </table:table>
      <text:p text:style-name="Text_20_body"/>
      <text:h text:style-name="P5" text:outline-level="1"><office:annotation><dc:creator>Unknown Author</dc:creator><dc:date>2013-05-31T14:37:23.97</dc:date><text:p text:style-name="P7"><text:span text:style-name="T4">do title if e</text:span></text:p></office:annotation><text:change-start text:change-id="ct225154592"/>l['experience']<text:change-end text:change-id="ct225154592"/></text:h>
      <text:p text:style-name="Text_20_body"/>
      <text:section text:style-name="Sect1" text:name="Section1">
        <text:h text:style-name="Heading_20_3" text:outline-level="3"><office:annotation><dc:creator>Unknown Author</dc:creator><dc:date>2013-03-05T14:52:58.97</dc:date><text:p text:style-name="P7"><text:span text:style-name="T4">do section for ex in e</text:span></text:p></office:annotation><text:change-start text:change-id="ct225367856"/>ex.title<text:change-end text:change-id="ct225367856"/></text:h>
        <text:p text:style-name="Standard"><text:change-start text:change-id="ct225367960"/><text:span text:style-name="T1">l['period']</text:span><text:change-end text:change-id="ct225367960"/><text:span text:style-name="T1">:</text:span> <text:change-start text:change-id="ct225368064"/>ex.from_year<text:change-end text:change-id="ct225368064"/></text:p>
        <text:p text:style-name="Standard"><text:change-start text:change-id="ct225368168"/><text:span text:style-name="T1">l['client']</text:span><text:change-end text:change-id="ct225368168"/><text:span text:style-name="T1">:</text:span> <text:change-start text:change-id="ct225368272"/>ex.company<text:change-end text:change-id="ct225368272"/></text:p>
        <text:p text:style-name="Standard"><office:annotation><dc:creator>Unknown Author</dc:creator><dc:date>2012-08-20T11:04:03.98</dc:date><text:p text:style-name="P7"><text:span text:style-name="T4">do text </text:span></text:p><text:p text:style-name="P7"><text:span text:style-name="T4">from xhtml(ex.description)</text:span></text:p></office:annotation>placeholder for description</text:p>
        <text:p text:style-name="Standard"><text:span text:style-name="T1"><office:annotation><dc:creator>Unknown Author</dc:creator><dc:date>2014-01-14T13:05:43.98</dc:date><text:p text:style-name="P7"><text:span text:style-name="T4">do text if ex.techs</text:span></text:p></office:annotation></text:span><text:change-start text:change-id="ct225368376"/><text:span text:style-name="T1">l['techs']</text:span><text:change-end text:change-id="ct225368376"/><text:span text:style-name="T1">: </text:span><text:change-start text:change-id="ct225368480"/><text:span text:style-name="T2">ex.techs</text:span><text:change-end text:change-id="ct225368480"/></text:p>
        <text:p text:style-name="Text_20_body"/>
      </text:section>
      <text:p text:style-name="P1"/>
      <text:h text:style-name="Heading_20_1" text:outline-level="1"><office:annotation><dc:creator>Unknown Author</dc:creator><dc:date>2013-05-31T14:35:15.99</dc:date><text:p text:style-name="P7"><text:span text:style-name="T4">do title if w</text:span></text:p></office:annotation><text:change-start text:change-id="ct225367648"/>l['workplace']<text:change-end text:change-id="ct225367648"/></text:h>
      <text:p text:style-name="Text_20_body"/>
      <text:section text:style-name="Sect1" text:name="Section2">
        <text:h text:style-name="Heading_20_3" text:outline-level="3"><office:annotation><dc:creator>Unknown Author</dc:creator><dc:date>2013-03-06T11:44:42.99</dc:date><text:p text:style-name="P7"><text:span text:style-name="T4">do section for wp in w</text:span></text:p></office:annotation><text:change-start text:change-id="ct225368792"/>wp.title<text:change-end text:change-id="ct225368792"/></text:h>
        <text:p text:style-name="Text_20_body"><text:span text:style-name="T1"><office:annotation><dc:creator>Unknown Author</dc:creator><dc:date>2014-01-14T13:10:22.99</dc:date><text:p text:style-name="P7"><text:span text:style-name="T4">do text if wp.from_year</text:span></text:p></office:annotation></text:span><text:change-start text:change-id="ct225368896"/><text:span text:style-name="T1">l['period']</text:span><text:change-end text:change-id="ct225368896"/><text:span text:style-name="T1">:</text:span> <text:change-start text:change-id="ct225369000"/>wp.from_year<text:change-end text:change-id="ct225369000"/></text:p>
        <text:p text:style-name="Text_20_body"><text:change-start text:change-id="ct225369104"/><text:span text:style-name="T1">l['workplace2']</text:span><text:change-end text:change-id="ct225369104"/><text:span text:style-name="T1">:</text:span> <text:change-start text:change-id="ct225369208"/>wp.company<text:change-end text:change-id="ct225369208"/></text:p>
        <text:p text:style-name="Text_20_body"><office:annotation><dc:creator>Unknown Author</dc:creator><dc:date>2013-03-06T11:47:20</dc:date><text:p text:style-name="P7"><text:span text:style-name="T4">do text </text:span></text:p><text:p text:style-name="P7"><text:span text:style-name="T4">from xhtml(wp.description)</text:span></text:p></office:annotation>placeholder for desc</text:p>
      </text:section>
      <text:p text:style-name="P1"/>
      <text:h text:style-name="Heading_20_1" text:outline-level="1"><office:annotation><dc:creator>Unknown Author</dc:creator><dc:date>2013-05-31T14:37:12.01</dc:date><text:p text:style-name="P7"><text:span text:style-name="T4">do title if d</text:span></text:p></office:annotation><text:change-start text:change-id="ct225368584"/>l['education']<text:change-end text:change-id="ct225368584"/></text:h>
      <text:p text:style-name="Text_20_body"/>
      <text:section text:style-name="Sect1" text:name="Section3">
        <text:h text:style-name="Heading_20_3" text:outline-level="3"><office:annotation><dc:creator>Unknown Author</dc:creator><dc:date>2013-03-06T11:44:42.01</dc:date><text:p text:style-name="P7"><text:span text:style-name="T4">do section for du in d</text:span></text:p></office:annotation><text:change-start text:change-id="ct225369520"/>du.title<text:change-end text:change-id="ct225369520"/></text:h>
        <text:p text:style-name="Text_20_body"><text:span text:style-name="T1"><office:annotation><dc:creator>Unknown Author</dc:creator><dc:date>2014-01-14T13:09:42.01</dc:date><text:p text:style-name="P7"><text:span text:style-name="T4">do text if du.from_year</text:span></text:p></office:annotation></text:span><text:change-start text:change-id="ct225369624"/><text:span text:style-name="T1">l['period']</text:span><text:change-end text:change-id="ct225369624"/><text:span text:style-name="T1">:</text:span> <text:change-start text:change-id="ct225369728"/>du.from_year<text:change-end text:change-id="ct225369728"/></text:p>
        <text:p text:style-name="Text_20_body"><text:change-start text:change-id="ct225369832"/><text:span text:style-name="T1">l['school']</text:span><text:change-end text:change-id="ct225369832"/><text:span text:style-name="T1">:</text:span> <text:change-start text:change-id="ct225369936"/>du.school<text:change-end text:change-id="ct225369936"/></text:p>
        <text:p text:style-name="Text_20_body"><office:annotation><dc:creator>Unknown Author</dc:creator><dc:date>2013-03-06T11:47:20.02</dc:date><text:p text:style-name="P7"><text:span text:style-name="T4">do text </text:span></text:p><text:p text:style-name="P7"><text:span text:style-name="T4">from xhtml(du.description)</text:span></text:p></office:annotation>placeholder for desc</text:p>
      </text:section>
      <text:p text:style-name="P1"/>
      <text:h text:style-name="Heading_20_1" text:outline-level="1"><office:annotation><dc:creator>Unknown Author</dc:creator><dc:date>2014-03-18T15:49:53.02</dc:date><text:p text:style-name="P7"><text:span text:style-name="T4">do title if o</text:span></text:p></office:annotation><text:change-start text:change-id="ct225369312"/>l['other']<text:change-end text:change-id="ct225369312"/></text:h>
      <text:section text:style-name="Sect1" text:name="Other">
        <text:h text:style-name="Heading_20_3" text:outline-level="3"><office:annotation><dc:creator>Unknown Author</dc:creator><dc:date>2013-06-18T16:23:06.03</dc:date><text:p text:style-name="P7"><text:span text:style-name="T4">do section for ot in o</text:span></text:p></office:annotation><text:change-start text:change-id="ct225370248"/>ot.title<text:change-end text:change-id="ct225370248"/></text:h>
        <text:p text:style-name="P1"><office:annotation><dc:creator>Unknown Author</dc:creator><dc:date>2013-06-18T16:28:50.03</dc:date><text:p text:style-name="P7"><text:span text:style-name="T4">do text </text:span></text:p><text:p text:style-name="P7"><text:span text:style-name="T4">from xhtml(ot.data)</text:span></text:p></office:annotation>Placeholder for other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.199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color="#4c4c4c" style:font-name="Lucida Sans Unicod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ucida Sans Unicode" fo:font-size="8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3095b4" style:font-name="Lucida Bright" fo:font-size="16pt" fo:font-weight="600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style:font-name="Lucida Sans Unicode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style:font-name="Lucida Bright1" fo:font-size="75%" fo:font-style="italic" fo:font-weight="60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 fo:padding="0.049cm" fo:border-left="none" fo:border-right="none" fo:border-top="none" fo:border-bottom="0.018cm solid #4c4c4c" style:shadow="none"/>
      <style:text-properties fo:color="#4c4c4c" style:font-name="Lucida Sans Unicode" fo:font-size="8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start" style:justify-single-word="false" fo:text-indent="0cm" style:auto-text-indent="false">
        <style:tab-stops>
          <style:tab-stop style:position="8.717cm" style:type="center"/>
          <style:tab-stop style:position="21.001cm" style:type="right"/>
        </style:tab-stops>
      </style:paragraph-properties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199cm" fo:margin-bottom="1.199cm" fo:margin-left="1.799cm" fo:margin-right="1.7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5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Heading_20_1" text:outline-level="1"><draw:frame draw:style-name="Mfr1" draw:name="graphics2" text:anchor-type="paragraph" svg:width="17.403cm" svg:height="5.106cm" draw:z-index="1"><draw:image xlink:href="Pictures/10000000000005B9000001AECF07D69B.png" xlink:type="simple" xlink:show="embed" xlink:actuate="onLoad"/></draw:frame></text:h>
      </style:header>
      <style:footer>
        <text:tracked-changes>
          <text:changed-region xml:id="ct225153864" text:id="ct225153864">
            <text:insertion>
              <office:change-info>
                <dc:creator>Unknown Author</dc:creator>
                <dc:date>2014-03-18T15:20:00</dc:date>
              </office:change-info>
            </text:insertion>
          </text:changed-region>
        </text:tracked-changes>
        <text:p text:style-name="MP1"><text:tab/><text:page-number text:select-page="current">1</text:page-number>/<text:page-count>2</text:page-count><text:tab/><text:change-start text:change-id="ct225153864"/>acs_datestamp<text:change-end text:change-id="ct225153864"/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2DT11H49M44S</meta:editing-duration>
    <meta:editing-cycles>223</meta:editing-cycles>
    <meta:generator>OpenOffice/4.0.1$Win32 OpenOffice.org_project/401m5$Build-9714</meta:generator>
    <dc:date>2014-03-19T09:39:18.06</dc:date>
    <meta:document-statistic meta:table-count="1" meta:image-count="1" meta:object-count="0" meta:page-count="2" meta:paragraph-count="31" meta:word-count="70" meta:character-count="506"/>
    <meta:user-defined meta:name="Info 1"/>
    <meta:user-defined meta:name="Info 2"/>
    <meta:user-defined meta:name="Info 3"/>
    <meta:user-defined meta:name="Info 4"/>
  </office:meta>
</office:document-meta>
</file>